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509322858703837953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1234413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236283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233205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910654203527464456" text:style-name="L2">
        <text:list-item>
          <text:list>
            <text:list-item>
              <text:p text:style-name="P38">miles in the last week</text:p>
              <text:p text:style-name="P4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926112296799784664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6">2.<text:tab/>Next continue running but now adjust pace up and down in order to keep HR <text:tab/>near HR0. <text:s/>Record mile splits on a watch. <text:s/>The split for the 3rd mile is Tmax.</text:p>
          <text:p text:style-name="P47">Continued</text:p>
          <text:p text:style-name="P4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3540597983658284660" text:style-name="L4">
        <text:list-item>
          <text:list>
            <text:list-header>
              <text:p text:style-name="P44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728281465914328332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41134362100135949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908867884488148958" text:style-name="L7">
        <text:list-item>
          <text:list>
            <text:list-header>
              <text:p text:style-name="P43">1.5 miles on a treadmill averaging about 8:45/mile and rest about 4 minutes</text:p>
              <text:p text:style-name="P40">Run:<text:span text:style-name="T3"> 0.15 mile lead into a 1mile run in 7:13, ¼ mile splits: 1:50, 1:50, 1:48, 1:45</text:span></text:p>
              <text:p text:style-name="P43">I ran the last 0.2 miles under 7:00/mile pace. Pulse at the end of run: 158 bpm</text:p>
              <text:p text:style-name="P40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2"><text:soft-page-break/><text:span text:style-name="T3">Sat Jan 26, 2019</text:span> 5.5 miles <text:s/><text:span text:style-name="T3">on the same ½ mile loop</text:span></text:p>
      <text:p text:style-name="P2">Run: <text:span text:style-name="T3">5 miles in 41:55 Average pace 8:23/mile</text:span></text:p>
      <text:p text:style-name="P2"><text:span text:style-name="T3">Mile splits: 8:40, 8:36, 8:26, 8:15, 7:58</text:span></text:p>
      <text:p text:style-name="P2">Warm down:<text:span text:style-name="T3"> <text:s/>½ mile in about 6:0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6T21:02:48.35</dc:date>
    <dc:creator>James  Lombardi</dc:creator>
    <meta:editing-duration>P7DT10H23M59S</meta:editing-duration>
    <meta:editing-cycles>651</meta:editing-cycles>
    <meta:generator>OpenOffice/4.1.2$Win32 OpenOffice.org_project/412m3$Build-9782</meta:generator>
    <meta:document-statistic meta:table-count="0" meta:image-count="0" meta:object-count="0" meta:page-count="17" meta:paragraph-count="445" meta:word-count="5823" meta:character-count="28939"/>
  </office:meta>
</office:document-meta>
</file>